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7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0d8440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d844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8pt" officeooo:paragraph-rsid="010d8440" style:font-size-asian="8pt" style:font-size-complex="8pt"/>
    </style:style>
    <style:style style:name="P3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style:font-name="Calibri"/>
    </style:style>
    <style:style style:name="P4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10d844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10d8440" style:font-weight-asian="bold" style:font-weight-complex="bold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8440" style:font-size-asian="10pt" style:font-size-complex="10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ce0a" style:font-size-asian="10pt" style:font-size-complex="10pt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dce0a" style:font-size-asian="9pt" style:font-size-complex="9pt"/>
    </style:style>
    <style:style style:name="P48" style:family="paragraph" style:parent-style-name="Text_20_body">
      <style:text-properties fo:font-size="2pt" officeooo:paragraph-rsid="010d8440" style:font-size-asian="1.75pt" style:font-size-complex="2pt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d8440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0"><text:text-input text:description="&lt;company.name&gt;">Company Name</text:text-input></text:span><text:span text:style-name="T7"><text:line-break/></text:span><text:span text:style-name="T9"><text:text-input text:description="&lt;company.street&gt;">Street</text:text-input></text:span><text:span text:style-name="T9"> </text:span><text:span text:style-name="T9"><text:text-input text:description="&lt;company.street2&gt;">street2</text:text-input></text:span><text:span text:style-name="T9"><text:line-break/></text:span><text:span text:style-name="T9"><text:text-input text:description="&lt;company.zip&gt;">Zip</text:text-input></text:span><text:span text:style-name="T9"> </text:span><text:span text:style-name="T9"><text:text-input text:description="&lt;company.city&gt;">City</text:text-input></text:span><text:span text:style-name="T9"> </text:span><text:span text:style-name="T9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8"><text:text-input text:description="&lt;company.email and company.email&gt;">Email</text:text-input></text:span></text:p>
          </table:table-cell>
          <table:table-cell table:style-name="Tableau3.A1" office:value-type="string">
            <text:p text:style-name="P39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<text:text-input text:description="&lt;if test=&quot;o.dest_address_id&quot;&gt;">If</text:text-input></text:p>
            <text:p text:style-name="P9">Adresse de livraison:</text:p>
            <text:p text:style-name="P6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17"><text:text-input text:description="&lt; (o.dest_address_id.partner_id and o.dest_address_id.partner_id.name) or '' &gt;">Partner name</text:text-input></text:p>
            <text:p text:style-name="P18"><text:text-input text:description="&lt; o.dest_address_id.street or ''&gt;">Street</text:text-input></text:p>
            <text:p text:style-name="P18"><text:text-input text:description="&lt; o.dest_address_id.street2 or ''&gt;">street 2</text:text-input></text:p>
            <text:p text:style-name="P7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7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2"><text:text-input text:description="&lt;/if&gt;">Endif</text:text-input></text:p>
          </table:table-cell>
          <table:table-cell table:style-name="Tableau1.A1" office:value-type="string">
            <text:p text:style-name="P10">Fournisseur:</text:p>
            <text:p text:style-name="P31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4"><text:text-input text:description="&lt; (o.partner_address_id and o.partner_address_id.street ) or ''&gt;">Street</text:text-input></text:p>
            <text:p text:style-name="P21"><text:text-input text:description="&lt;if test=&quot;(o.partner_address_id and o.partner_address_id.street2)&quot;&gt;">If</text:text-input></text:p>
            <text:p text:style-name="P24"><text:text-input text:description="&lt; (o.partner_address_id and o.partner_address_id.street2) or '' &gt;">street2</text:text-input></text:p>
            <text:p text:style-name="P21"><text:text-input text:description="&lt;/if&gt;">Endif</text:text-input></text:p>
            <text:p text:style-name="P24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4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4"/>
            <text:p text:style-name="P8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19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1"/>
      <text:p text:style-name="P20"><text:text-input text:description="&lt;if test=&quot;o.state=='draft'&quot;&gt;">If</text:text-input></text:p>
      <text:p text:style-name="P34"><text:span text:style-name="T11">Demande de prix N°: </text:span><text:span text:style-name="T11"><text:text-input text:description="&lt;o.name&gt;">Order No</text:text-input></text:span></text:p>
      <text:p text:style-name="P20"><text:text-input text:description="&lt;/if&gt;">Endif</text:text-input></text:p>
      <text:p text:style-name="P20"><text:text-input text:description="&lt;if test=&quot;o.state != 'draft' &quot;&gt;">If</text:text-input></text:p>
      <text:p text:style-name="P32"><text:span text:style-name="T12">Commande </text:span><text:span text:style-name="T11">N°: </text:span><text:span text:style-name="T11"><text:text-input text:description="&lt;o.name&gt;">Order No</text:text-input></text:span></text:p>
      <text:p text:style-name="P20"><text:text-input text:description="&lt;/if&gt;">Endif</text:text-input></text:p>
      <text:p text:style-name="P4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3">Notre référence</text:p>
            </table:table-cell>
            <table:table-cell table:style-name="Tableau2.A1" office:value-type="string">
              <text:p text:style-name="P13">Votre référence</text:p>
            </table:table-cell>
            <table:table-cell table:style-name="Tableau2.A1" office:value-type="string">
              <text:p text:style-name="P14">Date</text:p>
            </table:table-cell>
            <table:table-cell table:style-name="Tableau2.D1" office:value-type="string">
              <text:p text:style-name="P14"/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5"><text:text-input text:description="&lt;o.name&gt;">Reference</text:text-input></text:p>
          </table:table-cell>
          <table:table-cell table:style-name="Tableau2.A2" office:value-type="float" office:value="0">
            <text:p text:style-name="P25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6"><text:text-input text:description="&lt;formatLang(o.date_order,date = True)&gt;">Date</text:text-input></text:p>
          </table:table-cell>
          <table:table-cell table:style-name="Tableau2.D2">
            <text:p text:style-name="P28"/>
          </table:table-cell>
        </table:table-row>
      </table:table>
      <text:p text:style-name="P23"><text:text-input text:description="&lt;if test=&quot;o.notes&quot;&gt;">If</text:text-input></text:p>
      <text:p text:style-name="P23"/>
      <text:p text:style-name="P43">Notes:</text:p>
      <text:p text:style-name="P44"><text:span text:style-name="T3"><text:text-input text:description="&lt;format(o.notes or '')&gt;">Notes</text:text-input></text:span> </text:p>
      <text:p text:style-name="P23"><text:text-input text:description="&lt;/if&gt;">Endif</text:text-input></text:p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2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5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9"><text:text-input text:description="&lt;for each=&quot;line in purchase_order_lines(o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3"><text:text-input text:description="&lt;line.supplier_code&gt;">Supplier code</text:text-input></text:p>
            <text:p text:style-name="P38"><text:text-input text:description="&lt;line.supplier_name&gt;">Supplier name</text:text-input></text:p>
          </table:table-cell>
          <table:table-cell table:style-name="Tableau4.A3" office:value-type="float" office:value="0">
            <text:p text:style-name="P27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30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6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7"><text:span text:style-name="T5">Note: </text:span><text:span text:style-name="T6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6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9"><text:text-input text:description="&lt;/for&gt;">End For</text:text-input></text:p>
          </table:table-cell>
          <table:covered-table-cell/>
          <table:covered-table-cell/>
        </table:table-row>
      </table:table>
      <text:p text:style-name="P4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6"><text:text-input text:description="&lt;if test=&quot;use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5"><draw:frame draw:style-name="fr3" draw:name="images2" text:anchor-type="as-char" svg:width="0.462cm" svg:height="0.462cm" draw:z-index="1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47"><text:text-input text:description="&lt;user.signature&gt;">Signature</text:text-input></text:p>
                </table:table-cell>
              </table:table-row>
            </table:table>
            <text:p text:style-name="P45"><text:text-input text:description="&lt;/if&gt;">EndIf</text:text-input></text:p>
          </table:table-cell>
          <table:table-cell table:style-name="Tableau8.A1" office:value-type="string">
            <text:p text:style-name="P16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0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20T11:57:48.138000000</dc:date>
    <meta:editing-duration>PT21H39M58S</meta:editing-duration>
    <meta:editing-cycles>421</meta:editing-cycles>
    <meta:generator>LibreOffice/4.1.0.4$Windows_x86 LibreOffice_project/89ea49ddacd9aa532507cbf852f2bb22b1ace28</meta:generator>
    <meta:document-statistic meta:table-count="6" meta:image-count="1" meta:object-count="0" meta:page-count="1" meta:paragraph-count="57" meta:word-count="107" meta:character-count="579" meta:non-whitespace-character-count="524"/>
    <meta:user-defined meta:name="Info 1"/>
    <meta:user-defined meta:name="Info 2"/>
    <meta:user-defined meta:name="Info 3"/>
    <meta:user-defined meta:name="Info 4"/>
  </office:meta>
</office:document-meta>
</file>